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ositions: 1571</text:p>
      <text:p text:style-name="P1">a(356),</text:p>
      <text:p text:style-name="P1">en(279),</text:p>
      <text:p text:style-name="P1">de(533),</text:p>
      <text:p text:style-name="P1">con(130),</text:p>
      <text:p text:style-name="P1">para(96),</text:p>
      <text:p text:style-name="P1">sobre(14),</text:p>
      <text:p text:style-name="P1">dentro_de(9),</text:p>
      <text:p text:style-name="P1">sin(14),</text:p>
      <text:p text:style-name="P1">hasta(14),</text:p>
      <text:p text:style-name="P1">por(80),</text:p>
      <text:p text:style-name="P1">después_de(2),</text:p>
      <text:p text:style-name="P1">encima_de(2),</text:p>
      <text:p text:style-name="P1">además_de(1),</text:p>
      <text:p text:style-name="P1">entre(10),</text:p>
      <text:p text:style-name="P1">desde(7),</text:p>
      <text:p text:style-name="P1">fuera_de(1),</text:p>
      <text:p text:style-name="P1">a_partir_de(2),</text:p>
      <text:p text:style-name="P1">según(2),</text:p>
      <text:p text:style-name="P1">durante(1),</text:p>
      <text:p text:style-name="P1">en_vez_de(1),</text:p>
      <text:p text:style-name="P1">antes_de(2),</text:p>
      <text:p text:style-name="P1">con_tal_de(1),</text:p>
      <text:p text:style-name="P1">a_diferencia_de(1),</text:p>
      <text:p text:style-name="P1">aparte_de(2),</text:p>
      <text:p text:style-name="P1">hacia(2),</text:p>
      <text:p text:style-name="P1">delante_de(1),</text:p>
      <text:p text:style-name="P1">bajo(3),</text:p>
      <text:p text:style-name="P1">mediante(1),</text:p>
      <text:p text:style-name="P1">a_través_de(1),</text:p>
      <text:p text:style-name="P1">en_lugar_de(1),</text:p>
      <text:p text:style-name="P1">salvo(1),</text:p>
      <text:p text:style-name="P2"><text:span text:style-name="T1">en_menos_de(1)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33:42</meta:creation-date>
    <dc:date>2016-06-01T15:05:09</dc:date>
    <meta:editing-duration>PT5H31M28S</meta:editing-duration>
    <meta:editing-cycles>2</meta:editing-cycles>
    <meta:generator>OpenOffice.org/3.4$Unix OpenOffice.org_project/340m1$Build-9590</meta:generator>
    <meta:document-statistic meta:table-count="0" meta:image-count="0" meta:object-count="0" meta:page-count="1" meta:paragraph-count="33" meta:word-count="34" meta:character-count="382"/>
  </office:meta>
</office:document-meta>
</file>